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21852160876101137" text:style-name="L1">
        <text:list-header>
          <text:p text:style-name="P1">ACCUEIL</text:p>
        </text:list-header>
        <text:list-item>
          <text:p text:style-name="P1">lang = default</text:p>
          <text:list>
            <text:list-item>
              <text:p text:style-name="P1">problème pour les liseuses et la localisation par google</text:p>
            </text:list-item>
            <text:list-item>
              <text:p text:style-name="P1">mettre la langue appropriée : fr</text:p>
            </text:list-item>
          </text:list>
        </text:list-item>
        <text:list-item>
          <text:p text:style-name="P1">contraste trop faible</text:p>
          <text:list>
            <text:list-item>
              <text:p text:style-name="P1">les personnes ayant des problèmes de vue ne pourront pas correctement voir le contenu</text:p>
            </text:list-item>
            <text:list-item>
              <text:p text:style-name="P1">changer les contraste au minimum 4,5/1</text:p>
            </text:list-item>
          </text:list>
        </text:list-item>
        <text:list-item>
          <text:p text:style-name="P1">les descriptions d'images ne décrivent pas les images</text:p>
          <text:list>
            <text:list-item>
              <text:p text:style-name="P1">google peut prendre ça pour du spam et les liseuses liront n'importe quoi</text:p>
            </text:list-item>
            <text:list-item>
              <text:p text:style-name="P1">mettre des descriptions qui correspondent aux images</text:p>
            </text:list-item>
          </text:list>
        </text:list-item>
        <text:list-item>
          <text:p text:style-name="P1">textes dans des images</text:p>
          <text:list>
            <text:list-item>
              <text:p text:style-name="P1">google ne peut pas s'en servir pour référencer le site et les liseuses ne pourront pas les lire</text:p>
            </text:list-item>
            <text:list-item>
              <text:p text:style-name="P1">remplacer les images par les textes qu'elles contiennent</text:p>
            </text:list-item>
          </text:list>
        </text:list-item>
        <text:list-item>
          <text:p text:style-name="P1">bourrer des mots-clefs ayant la même couleur que le fond</text:p>
          <text:list>
            <text:list-item>
              <text:p text:style-name="P1">google prend ça pour du spam et pénalise le site</text:p>
            </text:list-item>
            <text:list-item>
              <text:p text:style-name="P1">créer du contenu ayant les mots clefs</text:p>
            </text:list-item>
          </text:list>
        </text:list-item>
        <text:list-item>
          <text:p text:style-name="P1">le h1 ne contient pas le mot clef principal</text:p>
          <text:list>
            <text:list-item>
              <text:p text:style-name="P1">le site ne remontera pas assez sur ce mot clef</text:p>
            </text:list-item>
            <text:list-item>
              <text:p text:style-name="P1">ré-écrire le titre pour qu'il contienne le mot clef</text:p>
            </text:list-item>
          </text:list>
        </text:list-item>
        <text:list-item>
          <text:p text:style-name="P1">h3 après le h1</text:p>
          <text:list>
            <text:list-item>
              <text:p text:style-name="P1">structurer correctement le site aide ceux qui naviguent avec des aides, et google se sert de cette structure pour comprendre le site</text:p>
            </text:list-item>
            <text:list-item>
              <text:p text:style-name="P1">suivre la structure appropriée</text:p>
            </text:list-item>
          </text:list>
        </text:list-item>
        <text:list-item>
          <text:p text:style-name="P1">le site n'a pas de version mobile</text:p>
          <text:list>
            <text:list-item>
              <text:p text:style-name="P1">plus de la moitié des utilisateurs sont sur mobile, google se sert de la version mobile en priorité si il y en a une</text:p>
            </text:list-item>
            <text:list-item>
              <text:p text:style-name="P1">faire une version mobile</text:p>
            </text:list-item>
          </text:list>
        </text:list-item>
        <text:list-item>
          <text:p text:style-name="P1">trop de liens vers la même page</text:p>
          <text:list>
            <text:list-item>
              <text:p text:style-name="P1">google peut prendre ça pour du spam, les utilisateurs se servant d'une aide peuvent être perdu</text:p>
            </text:list-item>
            <text:list-item>
              <text:p text:style-name="P1">garder les liens seulement aux endroits les plus appropriés</text:p>
            </text:list-item>
          </text:list>
        </text:list-item>
        <text:list-item>
          <text:p text:style-name="P1">liste en pied de page</text:p>
          <text:list>
            <text:list-item>
              <text:p text:style-name="P1">google → spam, moche et sans grand intérêt</text:p>
            </text:list-item>
            <text:list-item>
              <text:p text:style-name="P1">garder les liens des sites qui font autorité, et ceux des partenaires qui feront pareil sur leurs sites</text:p>
            </text:list-item>
          </text:list>
        </text:list-item>
        <text:list-item>
          <text:p text:style-name="P1">navigation page2&gt;</text:p>
          <text:list>
            <text:list-item>
              <text:p text:style-name="P1">les liseuses liront le « &gt; », page 2 = contact</text:p>
            </text:list-item>
            <text:list-item>
              <text:p text:style-name="P1">mettre le bon intitulé</text:p>
            </text:list-item>
          </text:list>
        </text:list-item>
        <text:list-item>
          <text:p text:style-name="P1">texte trop petit</text:p>
          <text:list>
            <text:list-item>
              <text:p text:style-name="P1">illisible pour certaines personnes</text:p>
            </text:list-item>
            <text:list-item>
              <text:p text:style-name="P1">écrire plus gros</text:p>
            </text:list-item>
          </text:list>
        </text:list-item>
        <text:list-item>
          <text:p text:style-name="P1">pas de titre à la page</text:p>
          <text:list>
            <text:list-item>
              <text:p text:style-name="P1">google se sert du titre pour référencer le site et l'affiche dans le résultat de recherche</text:p>
            </text:list-item>
            <text:list-item>
              <text:p text:style-name="P1">mettre un titre<text:tab/></text:p>
            </text:list-item>
          </text:list>
        </text:list-item>
        <text:list-item>
          <text:p text:style-name="P1">pas de description</text:p>
          <text:list>
            <text:list-item>
              <text:p text:style-name="P1">google se sert de la description pour référencer le site et l'affiche dans le résultat de recherche</text:p>
            </text:list-item>
            <text:list-item>
              <text:p text:style-name="P1">mettre une description</text:p>
            </text:list-item>
          </text:list>
        </text:list-item>
        <text:list-item>
          <text:p text:style-name="P1"><text:soft-page-break/>&lt;li&gt; vide</text:p>
          <text:list>
            <text:list-item>
              <text:p text:style-name="P1">les aides ne comprendront pas</text:p>
            </text:list-item>
            <text:list-item>
              <text:p text:style-name="P1">enlever le &lt;li&gt; vide</text:p>
            </text:list-item>
          </text:list>
        </text:list-item>
        <text:list-item>
          <text:p text:style-name="P1">les codes js css ne sont pas minifiés</text:p>
          <text:list>
            <text:list-item>
              <text:p text:style-name="P1">les fichiers contiennent des caractères facultatifs qui sont chargés, ce qui prend du temps et de la bande passante</text:p>
            </text:list-item>
            <text:list-item>
              <text:p text:style-name="P1">passer les fichiers aux minifieurs</text:p>
            </text:list-item>
          </text:list>
        </text:list-item>
        <text:list-item>
          <text:p text:style-name="P1">le focus n'est pas visible (css 10/14 463/465)</text:p>
          <text:list>
            <text:list-item>
              <text:p text:style-name="P1">les utilisateurs ne savent pas où est l'aide</text:p>
            </text:list-item>
            <text:list-item>
              <text:p text:style-name="P1">rendre le focus visible</text:p>
            </text:list-item>
          </text:list>
        </text:list-item>
        <text:list-item>
          <text:p text:style-name="P1">95 input type email mal placé</text:p>
        </text:list-item>
      </text:list>
      <text:p text:style-name="Standard"/>
      <text:list xml:id="list38742883" text:continue-numbering="true" text:style-name="L1">
        <text:list-header>
          <text:p text:style-name="P1">PAGE 2</text:p>
        </text:list-header>
        <text:list-item>
          <text:p text:style-name="P1">les labels de formulaire ne sont pas associés aux champs</text:p>
          <text:list>
            <text:list-item>
              <text:p text:style-name="P1">les liseuses ne sauront pas à quoi correspond chaque champs</text:p>
            </text:list-item>
            <text:list-item>
              <text:p text:style-name="P1">mettre les labels correspondants</text:p>
            </text:list-item>
          </text:list>
        </text:list-item>
        <text:list-item>
          <text:p text:style-name="P1">texte trop petit</text:p>
        </text:list-item>
        <text:list-item>
          <text:p text:style-name="P1">contraste</text:p>
        </text:list-item>
        <text:list-item>
          <text:p text:style-name="P1">titre</text:p>
        </text:list-item>
        <text:list-item>
          <text:p text:style-name="P1">descriptio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1T15:58:47.56</meta:creation-date>
    <dc:date>2022-04-01T18:50:22.24</dc:date>
    <meta:editing-duration>PT3H40M29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2" meta:paragraph-count="61" meta:word-count="520" meta:character-count="2643"/>
  </office:meta>
</office:document-meta>
</file>